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table:formula="of:=180/[.A1]" office:value-type="float" office:value="180">
            <text:p>18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80/[.A2]" office:value-type="float" office:value="60">
            <text:p>6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180/[.A3]" office:value-type="float" office:value="36">
            <text:p>3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180/[.A4]" office:value-type="float" office:value="25.7142857142857">
            <text:p>25,7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180/[.A5]" office:value-type="float" office:value="20">
            <text:p>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180/[.A6]" office:value-type="float" office:value="16.3636363636364">
            <text:p>16,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180/[.A7]" office:value-type="float" office:value="13.8461538461538">
            <text:p>13,8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180/[.A8]" office:value-type="float" office:value="12">
            <text:p>1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180/[.A9]" office:value-type="float" office:value="10.5882352941176">
            <text:p>10,5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180/[.A10]" office:value-type="float" office:value="9.47368421052632">
            <text:p>9,4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180/[.A11]" office:value-type="float" office:value="8.57142857142857">
            <text:p>8,5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180/[.A12]" office:value-type="float" office:value="7.82608695652174">
            <text:p>7,8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180/[.A13]" office:value-type="float" office:value="7.2">
            <text:p>7,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180/[.A14]" office:value-type="float" office:value="6.66666666666667">
            <text:p>6,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180/[.A15]" office:value-type="float" office:value="6.20689655172414">
            <text:p>6,2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180/[.A16]" office:value-type="float" office:value="5.80645161290323">
            <text:p>5,8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180/[.A17]" office:value-type="float" office:value="5.45454545454545">
            <text:p>5,4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180/[.A18]" office:value-type="float" office:value="5.14285714285714">
            <text:p>5,1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180/[.A19]" office:value-type="float" office:value="4.86486486486487">
            <text:p>4,8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180/[.A20]" office:value-type="float" office:value="4.61538461538462">
            <text:p>4,6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14.03.2016</text:date>, <text:time>04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4M5S</meta:editing-duration>
    <meta:editing-cycles>3</meta:editing-cycles>
    <meta:generator>OpenOffice/4.1.1$Win32 OpenOffice.org_project/411m6$Build-9775</meta:generator>
    <dc:date>2016-03-14T04:15:10.36</dc:date>
    <dc:creator>Paul Fährmann</dc:creator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